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01_12-46-00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01_15-29-08_000.jpg</text:p>
          </table:table-cell>
          <table:table-cell table:style-name="ce11" office:value-type="string">
            <text:p>:m RES 1*2 / free# JVEMV6 68#_110:1_id=I302:1 / 68. theoretical-physics(tp) / w=~,topics=二項定理の係数：割り切れる理由,other=char+:(n-b)!;char+;char+,s=~,i=~,doc=~</text:p>
          </table:table-cell>
          <table:table-cell table:style-name="ce11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3]=&quot;&quot;;[.C3];CONCATENATE([.C3];&quot; / &quot;;[.E3]))" office:value-type="string" office:string-value=":m RES 1*2 / free# JVEMV6 68#_110:1_id=I302:1 / 68. theoretical-physics(tp) / w=~,topics=二項定理の係数：割り切れる理由,other=char+:(n-b)!;char+;char+,s=~,i=~,doc=~">
            <text:p>:m RES 1*2 / free# JVEMV6 68#_110:1_id=I302:1 / 68. theoretical-physics(tp) / w=~,topics=二項定理の係数：割り切れる理由,other=char+:(n-b)!;char+;char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01_15-29-29_000.jpg</text:p>
          </table:table-cell>
          <table:table-cell table:style-name="ce4" office:value-type="string">
            <text:p>:m RES 2*2 / free# JVEMV6 68#_110:1_id=I302:1 / 68. theoretical-physics(tp) / w=~,topics=二項定理の係数：割り切れる理由,other=~,s=~,i=~,doc=~ / N~</text:p>
          </table:table-cell>
          <table:table-cell table:style-name="ce11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8" table:formula="of:=IF([.E4]=&quot;&quot;;[.C4];CONCATENATE([.C4];&quot; / &quot;;[.E4]))" office:value-type="string" office:string-value=":m RES 2*2 / free# JVEMV6 68#_110:1_id=I302:1 / 68. theoretical-physics(tp) / w=~,topics=二項定理の係数：割り切れる理由,other=~,s=~,i=~,doc=~ / N~">
            <text:p>:m RES 2*2 / free# JVEMV6 68#_110:1_id=I302:1 / 68. theoretical-physics(tp) / w=~,topics=二項定理の係数：割り切れる理由,other=~,s=~,i=~,doc=~ / N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01_15-30-00_000.jpg</text:p>
          </table:table-cell>
          <table:table-cell table:style-name="ce11" office:value-type="string">
            <text:p>:m RES 1*2 / free# JVEMV6 41#_id=IVUM:1 / 76. theoretical-physics(tp) / w=~,topics=平均賃金,other=配分の違いによって、いかに変化するか;q+;</text:p>
          </table:table-cell>
          <table:table-cell table:style-name="ce18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5]=&quot;&quot;;[.C5];CONCATENATE([.C5];&quot; / &quot;;[.E5]))" office:value-type="string" office:string-value=":m RES 1*2 / free# JVEMV6 41#_id=IVUM:1 / 76. theoretical-physics(tp) / w=~,topics=平均賃金,other=配分の違いによって、いかに変化するか;q+;">
            <text:p>:m RES 1*2 / free# JVEMV6 41#_id=IVUM:1 / 76. theoretical-physics(tp) / w=~,topics=平均賃金,other=配分の違いによって、いかに変化するか;q+;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10-01_15-30-13_000.jpg</text:p>
          </table:table-cell>
          <table:table-cell table:style-name="ce11" office:value-type="string">
            <text:p>:m RES 2*2 / free# JVEMV6 41#_id=IVUM:1 / 76. theoretical-physics(tp) / w=~,topics=平均賃金,other=配分の違いによって、いかに変化するか;q+ / N+</text:p>
          </table:table-cell>
          <table:table-cell table:style-name="ce11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6]=&quot;&quot;;[.C6];CONCATENATE([.C6];&quot; / &quot;;[.E6]))" office:value-type="string" office:string-value=":m RES 2*2 / free# JVEMV6 41#_id=IVUM:1 / 76. theoretical-physics(tp) / w=~,topics=平均賃金,other=配分の違いによって、いかに変化するか;q+ / N+">
            <text:p>:m RES 2*2 / free# JVEMV6 41#_id=IVUM:1 / 76. theoretical-physics(tp) / w=~,topics=平均賃金,other=配分の違いによって、いかに変化するか;q+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01_16-34-14_000.jpg</text:p>
          </table:table-cell>
          <table:table-cell table:style-name="ce18" office:value-type="string">
            <text:p>:m / 1*1 / guitar / session-memo / s.1:content=arabic-iranian-like,key=E?,for=tab-code;tuning,from=~,R=1,pieces=~,genr=pattern-atom,other=~</text:p>
          </table:table-cell>
          <table:table-cell table:style-name="ce11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7]=&quot;&quot;;[.C7];CONCATENATE([.C7];&quot; / &quot;;[.E7]))" office:value-type="string" office:string-value=":m / 1*1 / guitar / session-memo / s.1:content=arabic-iranian-like,key=E?,for=tab-code;tuning,from=~,R=1,pieces=~,genr=pattern-atom,other=~">
            <text:p>:m / 1*1 / guitar / session-memo / s.1:content=arabic-iranian-like,key=E?,for=tab-code;tuning,from=~,R=1,pieces=~,genr=pattern-atom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01_17-24-20_000.jpg</text:p>
          </table:table-cell>
          <table:table-cell table:style-name="ce8" office:value-type="string">
            <text:p>:m RES 1*1 / free# JVEMV6 68#_110:2 / 68. theoretical-physics(tp) / w=neighborhood,topics=topological-space,other=~,s=~,i=~,doc=r-7-4~1</text:p>
          </table:table-cell>
          <table:table-cell table:style-name="ce11"/>
          <table:table-cell table:style-name="ce4"/>
          <table:table-cell table:style-name="ce4" office:value-type="string">
            <text:p>N-35-35-28.669738 E-139-34-48.995361</text:p>
          </table:table-cell>
          <table:table-cell table:style-name="ce38" table:formula="of:=IF([.E8]=&quot;&quot;;[.C8];CONCATENATE([.C8];&quot; / &quot;;[.E8]))" office:value-type="string" office:string-value=":m RES 1*1 / free# JVEMV6 68#_110:2 / 68. theoretical-physics(tp) / w=neighborhood,topics=topological-space,other=~,s=~,i=~,doc=r-7-4~1">
            <text:p>:m RES 1*1 / free# JVEMV6 68#_110:2 / 68. theoretical-physics(tp) / w=neighborhood,topics=topological-space,other=~,s=~,i=~,doc=r-7-4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01_17-33-16_000.jpg</text:p>
          </table:table-cell>
          <table:table-cell table:style-name="ce19" office:value-type="string">
            <text:p>:bookmemo / 読んだ本 / 『植民地朝鮮と日本』 / 著者=趙景達</text:p>
          </table:table-cell>
          <table:table-cell table:style-name="ce11"/>
          <table:table-cell table:style-name="ce4"/>
          <table:table-cell table:style-name="ce4" office:value-type="string">
            <text:p>N-35-35-28.889465 E-139-34-50.258789</text:p>
          </table:table-cell>
          <table:table-cell table:style-name="ce38" table:formula="of:=IF([.E9]=&quot;&quot;;[.C9];CONCATENATE([.C9];&quot; / &quot;;[.E9]))" office:value-type="string" office:string-value=":bookmemo / 読んだ本 / 『植民地朝鮮と日本』 / 著者=趙景達">
            <text:p>:bookmemo / 読んだ本 / 『植民地朝鮮と日本』 / 著者=趙景達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01_18-16-55_000.jpg</text:p>
          </table:table-cell>
          <table:table-cell table:style-name="ce19" office:value-type="string">
            <text:p>:m / 1*1 / percussion,rythm / session-memo / s.1:item=やかん,hitter=hand:both,pieces=~,genr=pattern-atom,R=1</text:p>
          </table:table-cell>
          <table:table-cell table:style-name="ce11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10]=&quot;&quot;;[.C10];CONCATENATE([.C10];&quot; / &quot;;[.E10]))" office:value-type="string" office:string-value=":m / 1*1 / percussion,rythm / session-memo / s.1:item=やかん,hitter=hand:both,pieces=~,genr=pattern-atom,R=1">
            <text:p>:m / 1*1 / percussion,rythm / session-memo / s.1:item=やかん,hitter=hand:both,pieces=~,genr=pattern-atom,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01_20-55-11_000.jpg</text:p>
          </table:table-cell>
          <table:table-cell table:style-name="ce19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656005 E-139-34-49.434814</text:p>
          </table:table-cell>
          <table:table-cell table:style-name="ce38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02_02-22-33_000.jpg</text:p>
          </table:table-cell>
          <table:table-cell table:style-name="ce19" office:value-type="string">
            <text:p>:m other / log / 寝る前　ウェブ閲覧　記録　（for オナニー） / 了</text:p>
          </table:table-cell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other / log / 寝る前　ウェブ閲覧　記録　（for オナニー） / 了">
            <text:p>:m other / log / 寝る前　ウェブ閲覧　記録　（for オナニー） / 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02_02-22-42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02_07-20-46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 office:value-type="string">
            <text:p>N-35-35-28.532409 E-139-34-49.050292</text:p>
          </table:table-cell>
          <table:table-cell table:style-name="ce38" table:formula="of:=IF([.E14]=&quot;&quot;;[.C14];CONCATENATE([.C14];&quot; / &quot;;[.E14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02_07-21-07_000.jpg</text:p>
          </table:table-cell>
          <table:table-cell table:style-name="ce19" office:value-type="string">
            <text:p>:m :lets / action activity / やること / genre=創作 / content=熊沢番山の米政策を表した能楽、作る。</text:p>
          </table:table-cell>
          <table:table-cell table:style-name="ce11"/>
          <table:table-cell table:style-name="ce4"/>
          <table:table-cell table:style-name="ce4" office:value-type="string">
            <text:p>N-35-35-28.532409 E-139-34-49.050292</text:p>
          </table:table-cell>
          <table:table-cell table:style-name="ce38" table:formula="of:=IF([.E15]=&quot;&quot;;[.C15];CONCATENATE([.C15];&quot; / &quot;;[.E15]))" office:value-type="string" office:string-value=":m :lets / action activity / やること / genre=創作 / content=熊沢番山の米政策を表した能楽、作る。">
            <text:p>:m :lets / action activity / やること / genre=創作 / content=熊沢番山の米政策を表した能楽、作る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02_07-49-40_000.jpg</text:p>
          </table:table-cell>
          <table:table-cell table:style-name="ce19" office:value-type="string">
            <text:p>:bookmemo / 読んだ本 / 『ローマ教皇とナチス』 / 著者=大沢武男 / 途中 ここまで</text:p>
          </table:table-cell>
          <table:table-cell table:style-name="ce11"/>
          <table:table-cell table:style-name="ce4"/>
          <table:table-cell table:style-name="ce4" office:value-type="string">
            <text:p>N-35-35-28.614807 E-139-34-49.929199</text:p>
          </table:table-cell>
          <table:table-cell table:style-name="ce38" table:formula="of:=IF([.E16]=&quot;&quot;;[.C16];CONCATENATE([.C16];&quot; / &quot;;[.E16]))" office:value-type="string" office:string-value=":bookmemo / 読んだ本 / 『ローマ教皇とナチス』 / 著者=大沢武男 / 途中 ここまで">
            <text:p>:bookmemo / 読んだ本 / 『ローマ教皇とナチス』 / 著者=大沢武男 / 途中 ここま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0-02_07-49-51_000.jpg</text:p>
          </table:table-cell>
          <table:table-cell table:style-name="ce19" office:value-type="string">
            <text:p>:bookmemo / 読んだ本 / 『ローマ教皇とナチス』 / 著者=大沢武男 / 途中</text:p>
          </table:table-cell>
          <table:table-cell table:style-name="ce11"/>
          <table:table-cell table:style-name="ce4"/>
          <table:table-cell table:style-name="ce4" office:value-type="string">
            <text:p>N-35-35-28.504943 E-139-34-49.160156</text:p>
          </table:table-cell>
          <table:table-cell table:style-name="ce38" table:formula="of:=IF([.E17]=&quot;&quot;;[.C17];CONCATENATE([.C17];&quot; / &quot;;[.E17]))" office:value-type="string" office:string-value=":bookmemo / 読んだ本 / 『ローマ教皇とナチス』 / 著者=大沢武男 / 途中">
            <text:p>:bookmemo / 読んだ本 / 『ローマ教皇とナチス』 / 著者=大沢武男 / 途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0-02_07-50-08_000.jpg</text:p>
          </table:table-cell>
          <table:table-cell table:style-name="ce27" office:value-type="string">
            <text:p>:bookmemo / 読んだ本 / 『医療崩壊』 / 著者=小松秀樹 / 途中</text:p>
          </table:table-cell>
          <table:table-cell table:style-name="ce19"/>
          <table:table-cell table:style-name="ce4"/>
          <table:table-cell table:style-name="ce4" office:value-type="string">
            <text:p>N-35-35-28.504943 E-139-34-49.160156</text:p>
          </table:table-cell>
          <table:table-cell table:style-name="ce38" table:formula="of:=IF([.E18]=&quot;&quot;;[.C18];CONCATENATE([.C18];&quot; / &quot;;[.E18]))" office:value-type="string" office:string-value=":bookmemo / 読んだ本 / 『医療崩壊』 / 著者=小松秀樹 / 途中">
            <text:p>:bookmemo / 読んだ本 / 『医療崩壊』 / 著者=小松秀樹 / 途中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10-02_07-50-39_000.jpg</text:p>
          </table:table-cell>
          <table:table-cell table:style-name="ce27" office:value-type="string">
            <text:p>:bookmemo / 読んだ本 / 『医療崩壊』 / 著者=小松秀樹 / 途中 ここまで</text:p>
          </table:table-cell>
          <table:table-cell table:style-name="ce11"/>
          <table:table-cell table:style-name="ce4"/>
          <table:table-cell table:style-name="ce4" office:value-type="string">
            <text:p>N-35-35-28.518676 E-139-34-49.105224</text:p>
          </table:table-cell>
          <table:table-cell table:style-name="ce38" table:formula="of:=IF([.E19]=&quot;&quot;;[.C19];CONCATENATE([.C19];&quot; / &quot;;[.E19]))" office:value-type="string" office:string-value=":bookmemo / 読んだ本 / 『医療崩壊』 / 著者=小松秀樹 / 途中 ここまで">
            <text:p>:bookmemo / 読んだ本 / 『医療崩壊』 / 著者=小松秀樹 / 途中 ここまで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01_16-12-37_000.mp4</text:p>
          </table:table-cell>
          <table:table-cell table:style-name="ce8" office:value-type="string">
            <text:p>:VIDEO / @自宅 / メモ / guitar,gt / 演奏、play / R=1 / content=blues,key=Bf,for=~,genr=pattern-atom,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VIDEO / @自宅 / メモ / guitar,gt / 演奏、play / R=1 / content=blues,key=Bf,for=~,genr=pattern-atom,other=~">
            <text:p>:VIDEO / @自宅 / メモ / guitar,gt / 演奏、play / R=1 / content=blues,key=Bf,for=~,genr=pattern-atom,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0-01_16-32-31_000.mp4</text:p>
          </table:table-cell>
          <table:table-cell table:style-name="ce8" office:value-type="string">
            <text:p>:VIDEO / @自宅 / メモ / guitar,gt / 演奏、play / R=1 / content=arabic-iranian-like,key=E?</text:p>
          </table:table-cell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VIDEO / @自宅 / メモ / guitar,gt / 演奏、play / R=1 / content=arabic-iranian-like,key=E?">
            <text:p>:VIDEO / @自宅 / メモ / guitar,gt / 演奏、play / R=1 / content=arabic-iranian-like,key=E?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01_18-16-10_000.mp4</text:p>
          </table:table-cell>
          <table:table-cell table:style-name="ce20" office:value-type="string">
            <text:p>:VIDEO / @自室 / 記録 / percussion,rythm / 演奏、play / R=1 / item=body-surface:chest;belly,hitter=hand:both:palm,genr=pattern-atom</text:p>
          </table:table-cell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string" office:string-value=":VIDEO / @自室 / 記録 / percussion,rythm / 演奏、play / R=1 / item=body-surface:chest;belly,hitter=hand:both:palm,genr=pattern-atom">
            <text:p>:VIDEO / @自室 / 記録 / percussion,rythm / 演奏、play / R=1 / item=body-surface:chest;belly,hitter=hand:both:palm,genr=pattern-atom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 office:value-type="string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:m RES 1*2 / free# JVEMV6 68#_108:1_id=9IP4:1 / 68. theoretical-physics(tp) / w=階乗：割り算；,topics=階数の性質,other=q+:id=A3CC:a!+b!=c!;q+:二項定理：係数の積と商、関係,s=~,i=~,doc=~ / N+:(1)id=A3CC:re;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:m RES 2*2 / free# JVEMV6 68#_108:1_id=9IP4:1 / 68. theoretical-physics(tp) / w=階乗：割り算；,topics=階数の性質,other=q+:a!+m*a!=b!:a=3の場合;q+:(a!+b!+c!=d!):(Σ^n._(i=1)(a_i!)=b!),s=~,i=~,doc=~ / N+:(1)id=A3CC:re;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office:value-type="string">
            <text:p>:m other / log / 寝る前　ウェブ閲覧　記録　（for オナニー） / 了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2">2021/10/02</text:date>, <text:time>09:30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02T09:30:34.38</dc:date>
    <dc:creator>iwabuchi ken</dc:creator>
    <meta:editing-duration>P37DT19H57M54S</meta:editing-duration>
    <meta:editing-cycles>13459</meta:editing-cycles>
    <meta:document-statistic meta:table-count="1" meta:cell-count="475" meta:object-count="0"/>
  </office:meta>
</office:document-meta>
</file>